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1.434cm" fo:min-width="13.216cm"/>
    </style:style>
    <style:style style:name="gr2" style:family="graphic" style:parent-style-name="standard">
      <style:graphic-properties draw:fill-color="#72bf44" draw:textarea-horizontal-align="justify" draw:textarea-vertical-align="middle" draw:auto-grow-height="false" fo:min-height="2.29cm" fo:min-width="4.199cm"/>
    </style:style>
    <style:style style:name="gr3" style:family="graphic" style:parent-style-name="standard">
      <style:graphic-properties draw:textarea-horizontal-align="justify" draw:textarea-vertical-align="middle" draw:auto-grow-height="false" fo:min-height="0.258cm" fo:min-width="2.929cm"/>
    </style:style>
    <style:style style:name="gr4" style:family="graphic" style:parent-style-name="standard">
      <style:graphic-properties draw:fill-color="#826aaf" draw:textarea-horizontal-align="justify" draw:textarea-vertical-align="middle" draw:auto-grow-height="false" fo:min-height="0.639cm" fo:min-width="2.929cm"/>
    </style:style>
    <style:style style:name="gr5" style:family="graphic" style:parent-style-name="standard">
      <style:graphic-properties draw:fill-color="#fcd3c1" draw:textarea-horizontal-align="justify" draw:textarea-vertical-align="middle" draw:auto-grow-height="false" fo:min-height="1.528cm" fo:min-width="7.501cm"/>
    </style:style>
    <style:style style:name="gr6" style:family="graphic" style:parent-style-name="standard">
      <style:graphic-properties draw:fill-color="#7da7d8" draw:textarea-horizontal-align="justify" draw:textarea-vertical-align="middle" draw:auto-grow-height="false" fo:min-height="0.131cm" fo:min-width="7.501cm"/>
    </style:style>
    <style:style style:name="gr7" style:family="graphic" style:parent-style-name="standard">
      <style:graphic-properties draw:textarea-horizontal-align="justify" draw:textarea-vertical-align="middle" draw:auto-grow-height="false" fo:min-height="0.728cm" fo:min-width="5.977cm"/>
    </style:style>
    <style:style style:name="gr8" style:family="graphic" style:parent-style-name="standard">
      <style:graphic-properties draw:textarea-horizontal-align="justify" draw:textarea-vertical-align="middle" draw:auto-grow-height="false" fo:min-height="0.766cm" fo:min-width="1.024cm"/>
    </style:style>
    <style:style style:name="gr9" style:family="graphic" style:parent-style-name="standard">
      <style:graphic-properties draw:fill-color="#826aaf" draw:textarea-horizontal-align="justify" draw:textarea-vertical-align="middle" draw:auto-grow-height="false" fo:min-height="0.766cm" fo:min-width="1.27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draw:fill="none" fo:min-height="0.79cm"/>
    </style:style>
    <style:style style:name="gr14" style:family="graphic" style:parent-style-name="standard">
      <style:graphic-properties draw:textarea-horizontal-align="justify" draw:textarea-vertical-align="middle" draw:auto-grow-height="false" fo:min-height="0.766cm" fo:min-width="1.378cm"/>
    </style:style>
    <style:style style:name="gr15" style:family="graphic" style:parent-style-name="standard">
      <style:graphic-properties draw:stroke="none" svg:stroke-color="#000000" draw:fill="none" draw:fill-color="#ffffff" fo:min-height="2.163cm"/>
    </style:style>
    <style:style style:name="gr16" style:family="graphic" style:parent-style-name="standard">
      <style:graphic-properties draw:textarea-horizontal-align="justify" draw:textarea-vertical-align="middle" draw:auto-grow-height="false" fo:min-height="0.512cm" fo:min-width="2.548cm"/>
    </style:style>
    <style:style style:name="gr17" style:family="graphic" style:parent-style-name="objectwithoutfill">
      <style:graphic-properties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-color="#72bf44"/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826aaf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fcd3c1"/>
      <style:paragraph-properties fo:text-align="center"/>
    </style:style>
    <style:style style:name="P7" style:family="paragraph">
      <loext:graphic-properties draw:fill-color="#7da7d8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716cm" svg:height="11.684cm" svg:x="2.524cm" svg:y="3.6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4.699cm" svg:height="2.54cm" svg:x="8.239cm" svg:y="7.196cm">
          <text:p text:style-name="P2"><text:span text:style-name="T1">Raspberry Pi Zer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3.429cm" svg:height="0.508cm" svg:x="8.874cm" svg:y="13.03cm">
          <text:p text:style-name="P4"><text:span text:style-name="T1">Electromagne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3.429cm" svg:height="0.889cm" svg:x="8.874cm" svg:y="10.906cm">
          <text:p text:style-name="P4"><text:span text:style-name="T1">Amplifier </text:span></text:p>
          <text:p text:style-name="P4"><text:span text:style-name="T1">cir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8.001cm" svg:height="1.778cm" svg:x="6.588cm" svg:y="13.546cm">
          <text:p text:style-name="P4">Ferrofluid Display Jar</text:p>
          <draw:enhanced-geometry svg:viewBox="0 0 21600 21600" draw:type="rectangle" draw:enhanced-path="M 0 0 L 21600 0 21600 21600 0 21600 0 0 Z N"/>
        </draw:custom-shape>
        <draw:custom-shape draw:style-name="gr6" draw:text-style-name="P7" xml:id="id6" draw:id="id6" draw:layer="layout" svg:width="8.001cm" svg:height="0.381cm" svg:x="6.588cm" svg:y="13.665cm">
          <text:p text:style-name="P2"><text:span text:style-name="T1">Light strip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8" draw:id="id8" draw:layer="layout" svg:width="6.477cm" svg:height="0.978cm" svg:x="7.35cm" svg:y="3.667cm">
          <text:p text:style-name="P4"><text:span text:style-name="T1">Speake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" draw:id="id1" draw:layer="layout" svg:width="1.524cm" svg:height="1.016cm" svg:x="2.524cm" svg:y="7.953cm">
          <text:p text:style-name="P4"><text:span text:style-name="T1">12V IN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" draw:id="id2" draw:layer="layout" svg:width="1.778cm" svg:height="1.016cm" svg:x="4.937cm" svg:y="7.953cm">
          <text:p text:style-name="P4"><text:span text:style-name="T1">Converter</text:span></text:p>
          <text:p text:style-name="P4"><text:span text:style-name="T1">12V → 5V 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4.048cm" svg:y1="8.461cm" svg:x2="4.937cm" svg:y2="8.461cm" draw:start-shape="id1" draw:start-glue-point="1" draw:end-shape="id2" draw:end-glue-point="3" svg:d="M4048 8461h889" svg:viewBox="0 0 890 1">
          <text:p/>
        </draw:connector>
        <draw:connector draw:style-name="gr10" draw:text-style-name="P8" draw:layer="layout" svg:x1="6.715cm" svg:y1="8.461cm" svg:x2="8.239cm" svg:y2="8.466cm" draw:start-shape="id2" draw:start-glue-point="1" draw:end-shape="id3" draw:end-glue-point="3" svg:d="M6715 8461h762v5h762" svg:viewBox="0 0 1525 6">
          <text:p/>
        </draw:connector>
        <draw:connector draw:style-name="gr10" draw:text-style-name="P8" draw:layer="layout" svg:x1="5.826cm" svg:y1="8.969cm" svg:x2="8.874cm" svg:y2="11.35cm" draw:start-shape="id2" draw:start-glue-point="2" draw:end-shape="id4" draw:end-glue-point="3" svg:d="M5826 8969v2381h3048" svg:viewBox="0 0 3049 2382">
          <text:p/>
        </draw:connector>
        <draw:connector draw:style-name="gr10" draw:text-style-name="P8" draw:layer="layout" svg:x1="10.588cm" svg:y1="11.795cm" svg:x2="10.588cm" svg:y2="13.03cm" draw:start-shape="id4" draw:start-glue-point="2" draw:end-shape="id5" draw:end-glue-point="0" svg:d="M10588 11795v1235" svg:viewBox="0 0 1 1236">
          <text:p/>
        </draw:connector>
        <draw:connector draw:style-name="gr10" draw:text-style-name="P8" draw:layer="layout" svg:x1="10.588cm" svg:y1="9.736cm" svg:x2="10.588cm" svg:y2="10.906cm" draw:start-shape="id3" draw:start-glue-point="2" draw:end-shape="id4" draw:end-glue-point="0" svg:d="M10588 9736v1170" svg:viewBox="0 0 1 1171">
          <text:p/>
        </draw:connector>
        <draw:connector draw:style-name="gr10" draw:text-style-name="P8" draw:layer="layout" svg:x1="5.826cm" svg:y1="8.969cm" svg:x2="6.588cm" svg:y2="13.855cm" draw:start-shape="id2" draw:start-glue-point="2" draw:end-shape="id6" draw:end-glue-point="3" svg:d="M5826 8969v4886h762" svg:viewBox="0 0 763 4887">
          <text:p/>
        </draw:connector>
        <draw:connector draw:style-name="gr11" draw:text-style-name="P8" draw:layer="layout" draw:line-skew="0.262cm" svg:x1="12.938cm" svg:y1="8.466cm" svg:x2="14.589cm" svg:y2="13.855cm" draw:start-shape="id3" draw:start-glue-point="1" draw:end-shape="id6" draw:end-glue-point="1" svg:d="M12938 8466h2413v5389h-762" svg:viewBox="0 0 2414 5390">
          <text:p text:style-name="P4"/>
        </draw:connector>
        <draw:frame draw:style-name="gr12" draw:text-style-name="P9" draw:layer="layout" svg:width="0.93cm" svg:height="0.645cm" svg:x="6.928cm" svg:y="8.366cm">
          <draw:text-box>
            <text:p text:style-name="P2"><text:span text:style-name="T1">5</text:span><text:span text:style-name="T1">V</text:span></text:p>
          </draw:text-box>
        </draw:frame>
        <draw:frame draw:style-name="gr12" draw:text-style-name="P9" draw:layer="layout" svg:width="2.699cm" svg:height="1.039cm" svg:x="12.779cm" svg:y="7.581cm">
          <draw:text-box>
            <text:p text:style-name="P10"><text:span text:style-name="T1">Control Signal</text:span></text:p>
            <text:p text:style-name="P2"><text:span text:style-name="T1">3.3V</text:span></text:p>
          </draw:text-box>
        </draw:frame>
        <draw:frame draw:style-name="gr12" draw:text-style-name="P9" draw:layer="layout" svg:width="2.699cm" svg:height="1.039cm" svg:x="10.493cm" svg:y="9.763cm">
          <draw:text-box>
            <text:p text:style-name="P2"><text:span text:style-name="T1">Control Signal</text:span></text:p>
            <text:p text:style-name="P2"><text:span text:style-name="T1">3.3V</text:span></text:p>
          </draw:text-box>
        </draw:frame>
        <draw:frame draw:style-name="gr13" draw:text-style-name="P11" draw:layer="layout" svg:width="2.699cm" svg:height="1.04cm" svg:x="10.525cm" svg:y="11.898cm">
          <draw:text-box>
            <text:p><text:span text:style-name="T1">Control Signal</text:span></text:p>
            <text:p><text:span text:style-name="T1">5V</text:span></text:p>
          </draw:text-box>
        </draw:frame>
        <draw:frame draw:style-name="gr12" draw:text-style-name="P9" draw:layer="layout" svg:width="0.93cm" svg:height="0.645cm" svg:x="5.064cm" svg:y="11.023cm">
          <draw:text-box>
            <text:p text:style-name="P2"><text:span text:style-name="T1">5V</text:span></text:p>
          </draw:text-box>
        </draw:frame>
        <draw:custom-shape draw:style-name="gr14" draw:text-style-name="P2" xml:id="id7" draw:id="id7" draw:layer="layout" svg:width="1.878cm" svg:height="1.016cm" svg:x="6.324cm" svg:y="5.826cm">
          <text:p text:style-name="P2"><text:span text:style-name="T1">Blue Tooth</text:span></text:p>
          <text:p text:style-name="P2"><text:span text:style-name="T1"><text:s/></text:span><text:span text:style-name="T1">Module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6.715cm" svg:y1="8.461cm" svg:x2="7.263cm" svg:y2="6.842cm" draw:start-shape="id2" draw:start-glue-point="1" draw:end-shape="id7" draw:end-glue-point="2" svg:d="M6715 8461h548v-1619" svg:viewBox="0 0 549 1620">
          <text:p/>
        </draw:connector>
        <draw:connector draw:style-name="gr10" draw:text-style-name="P8" draw:layer="layout" draw:line-skew="0.082cm" svg:x1="7.263cm" svg:y1="5.826cm" svg:x2="10.588cm" svg:y2="4.645cm" draw:start-shape="id7" draw:start-glue-point="0" draw:end-shape="id8" draw:end-glue-point="2" svg:d="M7263 5826v-508h3325v-673" svg:viewBox="0 0 3326 1182">
          <text:p/>
        </draw:connector>
        <draw:connector draw:style-name="gr10" draw:text-style-name="P8" draw:layer="layout" draw:line-skew="-0.007cm" svg:x1="7.263cm" svg:y1="5.826cm" svg:x2="10.588cm" svg:y2="7.196cm" draw:start-shape="id7" draw:start-glue-point="0" draw:end-shape="id3" draw:end-glue-point="0" svg:d="M7263 5826v-508h3325v1878" svg:viewBox="0 0 3326 1879">
          <text:p/>
        </draw:connector>
        <draw:frame draw:style-name="gr12" draw:text-style-name="P9" draw:layer="layout" svg:width="2.462cm" svg:height="0.645cm" svg:x="6.756cm" svg:y="4.783cm">
          <draw:text-box>
            <text:p text:style-name="P2"><text:span text:style-name="T1">Audio Signal</text:span></text:p>
          </draw:text-box>
        </draw:frame>
        <draw:frame draw:style-name="gr15" draw:text-style-name="P12" draw:layer="layout" svg:width="7.366cm" svg:height="2.413cm" svg:x="6.588cm" svg:y="1.889cm">
          <draw:text-box>
            <text:p>Level 1 system Diagram </text:p>
          </draw:text-box>
        </draw:frame>
        <draw:connector draw:style-name="gr10" draw:text-style-name="P8" draw:layer="layout" svg:x1="3.286cm" svg:y1="7.953cm" svg:x2="7.35cm" svg:y2="4.156cm" draw:start-shape="id1" draw:start-glue-point="0" draw:end-shape="id8" draw:end-glue-point="3" svg:d="M3286 7953v-3797h4064" svg:viewBox="0 0 4065 3798">
          <text:p/>
        </draw:connector>
        <draw:frame draw:style-name="gr12" draw:text-style-name="P9" draw:layer="layout" svg:width="1.124cm" svg:height="0.645cm" svg:x="3.118cm" svg:y="5.689cm">
          <draw:text-box>
            <text:p text:style-name="P2"><text:span text:style-name="T1">12V</text:span></text:p>
          </draw:text-box>
        </draw:frame>
        <draw:custom-shape draw:style-name="gr16" draw:text-style-name="P2" draw:layer="layout" svg:width="3.048cm" svg:height="0.762cm" svg:x="13.192cm" svg:y="5.699cm">
          <text:p text:style-name="P2"><text:span text:style-name="T1">Potentiometer #2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048cm" svg:height="0.762cm" svg:x="13.192cm" svg:y="4.937cm">
          <text:p text:style-name="P2"><text:span text:style-name="T1">Potentiometer #1</text:span></text:p>
          <draw:enhanced-geometry svg:viewBox="0 0 21600 21600" draw:type="rectangle" draw:enhanced-path="M 0 0 L 21600 0 21600 21600 0 21600 0 0 Z N"/>
        </draw:custom-shape>
        <draw:line draw:style-name="gr17" draw:text-style-name="P8" draw:layer="layout" svg:x1="13.192cm" svg:y1="6.08cm" svg:x2="11.795cm" svg:y2="6.08cm">
          <text:p/>
        </draw:line>
        <draw:line draw:style-name="gr17" draw:text-style-name="P8" draw:layer="layout" svg:x1="13.192cm" svg:y1="5.318cm" svg:x2="11.414cm" svg:y2="5.318cm">
          <text:p/>
        </draw:line>
        <draw:line draw:style-name="gr10" draw:text-style-name="P8" draw:layer="layout" svg:x1="11.414cm" svg:y1="5.318cm" svg:x2="11.414cm" svg:y2="7.223cm">
          <text:p/>
        </draw:line>
        <draw:line draw:style-name="gr10" draw:text-style-name="P8" draw:layer="layout" svg:x1="11.795cm" svg:y1="6.08cm" svg:x2="11.795cm" svg:y2="7.223cm">
          <text:p/>
        </draw:line>
        <draw:frame draw:style-name="gr12" draw:text-style-name="P9" draw:layer="layout" svg:width="1.653cm" svg:height="0.645cm" svg:x="11.387cm" svg:y="4.8cm">
          <draw:text-box>
            <text:p text:style-name="P2"><text:span text:style-name="T1">Led ctrl</text:span></text:p>
          </draw:text-box>
        </draw:frame>
        <draw:frame draw:style-name="gr12" draw:text-style-name="P9" draw:layer="layout" svg:width="1.751cm" svg:height="0.645cm" svg:x="11.568cm" svg:y="5.572cm">
          <draw:text-box>
            <text:p text:style-name="P2"><text:span text:style-name="T1">Mag ctr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17T20:30:11.930867102</meta:creation-date>
    <dc:date>2021-11-29T00:55:18.163160815</dc:date>
    <meta:editing-duration>PT12M50S</meta:editing-duration>
    <meta:editing-cycles>2</meta:editing-cycles>
    <meta:generator>LibreOffice/6.0.7.3$Linux_X86_64 LibreOffice_project/00m0$Build-3</meta:generator>
    <meta:document-statistic meta:object-count="37"/>
  </office:meta>
</office:document-meta>
</file>